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Gillius ADF" svg:font-family="'Gillius ADF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FreeSans" officeooo:rsid="001be46e" officeooo:paragraph-rsid="001be46e"/>
    </style:style>
    <style:style style:name="P2" style:family="paragraph" style:parent-style-name="Text_20_body">
      <style:text-properties style:font-name="FreeSans" fo:font-weight="bold" officeooo:rsid="001be46e" officeooo:paragraph-rsid="001be46e" style:font-weight-asian="bold" style:font-weight-complex="bold"/>
    </style:style>
    <style:style style:name="P3" style:family="paragraph" style:parent-style-name="Text_20_body">
      <style:text-properties style:font-name="FreeSans" fo:font-size="8pt" officeooo:rsid="001c885d" officeooo:paragraph-rsid="001c885d" style:font-size-asian="8pt" style:font-size-complex="8pt"/>
    </style:style>
    <style:style style:name="P4" style:family="paragraph" style:parent-style-name="Heading_20_1">
      <style:paragraph-properties fo:text-align="center" style:justify-single-word="false"/>
      <style:text-properties style:font-name="FreeSans"/>
    </style:style>
    <style:style style:name="T1" style:family="text">
      <style:text-properties officeooo:rsid="001d60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u mal was für<text:span text:style-name="T1">'</text:span>s Lab!</text:h>
      <text:p text:style-name="P1">Viele Leute stecken sehr viel Zeit hinein, dass das Lab so gut funktioniert. Da wäre es doch schön, wenn auch du als normaler Nutzer dazu beiträgst!</text:p>
      <text:p text:style-name="P2">Wir sammeln hier am Whiteboard Aufgaben, mit denen du dem FabLab helfen kannst. So hast du die Gelegenheit, eine Maschine zu erlernen und dabei etwas gutes zu tun. </text:p>
      <text:p text:style-name="P1">Die Kosten trägt das Lab, aber bitte sei sparsam und nutze z.B. HDF statt Acryl beim Lasercutter.</text:p>
      <text:p text:style-name="P1">Bei Fragen wende dich einfach an einen Betreuer. Neue Ideen sind auch willkommen.</text:p>
      <text:p text:style-name="P1">Du willst noch mehr mitmachen und sogar Betreuer werden? Sprich uns an oder schau auf https://fablab.fau.de/mitmachen </text:p>
      <text:p text:style-name="P1"/>
      <text:p text:style-name="P1"/>
      <text:p text:style-name="P3">Vorlage: https://github.com/fau-fablab/docs , Dateiname: <text:file-name text:display="name-and-extension">Tu was fürs Lab.odt</text:file-n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Gillius ADF" svg:font-family="'Gillius ADF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an Gaukler</meta:initial-creator>
    <meta:creation-date>2016-02-18T19:52:35.519567626</meta:creation-date>
    <dc:date>2016-02-29T22:08:48.157111904</dc:date>
    <dc:creator>Maximilian Gaukler</dc:creator>
    <meta:editing-duration>PT3H27M36S</meta:editing-duration>
    <meta:editing-cycles>5</meta:editing-cycles>
    <meta:generator>LibreOffice/4.3.3.2$Linux_X86_64 LibreOffice_project/430m0$Build-2</meta:generator>
    <meta:printed-by>Maximilian Gaukler</meta:printed-by>
    <meta:print-date>2016-02-29T19:12:27.147937073</meta:print-date>
    <meta:document-statistic meta:table-count="0" meta:image-count="0" meta:object-count="0" meta:page-count="1" meta:paragraph-count="7" meta:word-count="113" meta:character-count="705" meta:non-whitespace-character-count="597"/>
  </office:meta>
</office:document-meta>
</file>